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font-name="Lucida Calligraphy" fo:font-size="24pt" style:font-size-asian="24pt" style:font-size-complex="24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1" text:anchor-type="page" text:anchor-page-number="1" svg:x="0cm" svg:y="0.413cm" svg:width="6.999cm" svg:height="4.126cm" draw:z-index="0">
        <draw:text-box>
          <text:p text:style-name="P1"><text:database-display text:table-name="Resultat" text:table-type="table" text:column-name="Client" text:database-name="Etiquettes">Client 1</text:database-display></text:p>
          <text:section text:style-name="Sect1" text:name="Section1">
            <text:p text:style-name="Standard"><text:database-display text:table-name="Resultat" text:table-type="table" text:column-name="Ligne_1" text:database-name="Etiquettes">ligne 1</text:database-display></text:p>
            <text:p text:style-name="P2"><text:database-display text:table-name="Resultat" text:table-type="table" text:column-name="Ligne_2" text:database-name="Etiquettes">ligne 2</text:database-display></text:p>
            <text:p text:style-name="P3"><text:database-display text:table-name="Resultat" text:table-type="table" text:column-name="Ligne_3" text:database-name="Etiquettes">ligne 3</text:database-display></text:p>
            <text:p text:style-name="P4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    <text:p text:style-name="Standard">5</text:p>
            <text:p text:style-name="Standard">6</text:p>
            <text:p text:style-name="Standard"/>
          </text:section>
          <text:p text:style-name="Standard">7</text:p>
          <text:p text:style-name="Standard"/>
        </draw:text-box>
      </draw:frame>
      <draw:frame draw:style-name="fr1" draw:name="Cadre2" text:anchor-type="page" text:anchor-page-number="1" svg:x="7.001cm" svg:y="0.413cm" svg:width="6.999cm" svg:height="4.126cm" draw:z-index="1">
        <draw:text-box>
          <text:p text:style-name="Standard"><text:database-display text:table-name="Resultat" text:table-type="table" text:column-name="Client" text:database-name="Etiquettes">Client 2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3" text:anchor-type="page" text:anchor-page-number="1" svg:x="14.002cm" svg:y="0.413cm" svg:width="6.999cm" svg:height="4.126cm" draw:z-index="2">
        <draw:text-box>
          <text:p text:style-name="Standard"><text:database-display text:table-name="Resultat" text:table-type="table" text:column-name="Client" text:database-name="Etiquettes">Client 3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4" text:anchor-type="page" text:anchor-page-number="1" svg:x="0cm" svg:y="4.538cm" svg:width="6.999cm" svg:height="4.126cm" draw:z-index="3">
        <draw:text-box>
          <text:p text:style-name="Standard"><text:database-display text:table-name="Resultat" text:table-type="table" text:column-name="Client" text:database-name="Etiquettes">Client 4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5" text:anchor-type="page" text:anchor-page-number="1" svg:x="7.001cm" svg:y="4.538cm" svg:width="6.999cm" svg:height="4.126cm" draw:z-index="4">
        <draw:text-box>
          <text:p text:style-name="Standard"><text:database-display text:table-name="Resultat" text:table-type="table" text:column-name="Client" text:database-name="Etiquettes">Client 5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6" text:anchor-type="page" text:anchor-page-number="1" svg:x="14.002cm" svg:y="4.538cm" svg:width="6.999cm" svg:height="4.126cm" draw:z-index="5">
        <draw:text-box>
          <text:p text:style-name="Standard"><text:database-display text:table-name="Resultat" text:table-type="table" text:column-name="Client" text:database-name="Etiquettes">Client 6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7" text:anchor-type="page" text:anchor-page-number="1" svg:x="0cm" svg:y="8.664cm" svg:width="6.999cm" svg:height="4.126cm" draw:z-index="6">
        <draw:text-box>
          <text:p text:style-name="Standard"><text:database-display text:table-name="Resultat" text:table-type="table" text:column-name="Client" text:database-name="Etiquettes">Client 7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8" text:anchor-type="page" text:anchor-page-number="1" svg:x="7.001cm" svg:y="8.664cm" svg:width="6.999cm" svg:height="4.126cm" draw:z-index="7">
        <draw:text-box>
          <text:p text:style-name="Standard"><text:database-display text:table-name="Resultat" text:table-type="table" text:column-name="Client" text:database-name="Etiquettes">Client 8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9" text:anchor-type="page" text:anchor-page-number="1" svg:x="14.002cm" svg:y="8.664cm" svg:width="6.999cm" svg:height="4.126cm" draw:z-index="8">
        <draw:text-box>
          <text:p text:style-name="Standard"><text:database-display text:table-name="Resultat" text:table-type="table" text:column-name="Client" text:database-name="Etiquettes">Client 9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10" text:anchor-type="page" text:anchor-page-number="1" svg:x="0cm" svg:y="12.79cm" svg:width="6.999cm" svg:height="4.126cm" draw:z-index="9">
        <draw:text-box>
          <text:p text:style-name="Standard"><text:database-display text:table-name="Resultat" text:table-type="table" text:column-name="Client" text:database-name="Etiquettes">Client 10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11" text:anchor-type="page" text:anchor-page-number="1" svg:x="7.001cm" svg:y="12.79cm" svg:width="6.999cm" svg:height="4.126cm" draw:z-index="10">
        <draw:text-box>
          <text:p text:style-name="Standard"><text:database-display text:table-name="Resultat" text:table-type="table" text:column-name="Client" text:database-name="Etiquettes">Client 11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12" text:anchor-type="page" text:anchor-page-number="1" svg:x="14.002cm" svg:y="12.79cm" svg:width="6.999cm" svg:height="4.126cm" draw:z-index="11">
        <draw:text-box>
          <text:p text:style-name="Standard"><text:database-display text:table-name="Resultat" text:table-type="table" text:column-name="Client" text:database-name="Etiquettes">Client 12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13" text:anchor-type="page" text:anchor-page-number="1" svg:x="0cm" svg:y="16.916cm" svg:width="6.999cm" svg:height="4.126cm" draw:z-index="12">
        <draw:text-box>
          <text:p text:style-name="Standard"><text:database-display text:table-name="Resultat" text:table-type="table" text:column-name="Client" text:database-name="Etiquettes">Client 13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14" text:anchor-type="page" text:anchor-page-number="1" svg:x="7.001cm" svg:y="16.916cm" svg:width="6.999cm" svg:height="4.126cm" draw:z-index="13">
        <draw:text-box>
          <text:p text:style-name="Standard"><text:database-display text:table-name="Resultat" text:table-type="table" text:column-name="Client" text:database-name="Etiquettes">Client 14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15" text:anchor-type="page" text:anchor-page-number="1" svg:x="14.002cm" svg:y="16.916cm" svg:width="6.999cm" svg:height="4.126cm" draw:z-index="14">
        <draw:text-box>
          <text:p text:style-name="Standard"><text:database-display text:table-name="Resultat" text:table-type="table" text:column-name="Client" text:database-name="Etiquettes">Client 15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16" text:anchor-type="page" text:anchor-page-number="1" svg:x="0cm" svg:y="21.041cm" svg:width="6.999cm" svg:height="4.126cm" draw:z-index="15">
        <draw:text-box>
          <text:p text:style-name="Standard"><text:database-display text:table-name="Resultat" text:table-type="table" text:column-name="Client" text:database-name="Etiquettes">Client 16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17" text:anchor-type="page" text:anchor-page-number="1" svg:x="7.001cm" svg:y="21.041cm" svg:width="6.999cm" svg:height="4.126cm" draw:z-index="16">
        <draw:text-box>
          <text:p text:style-name="Standard"><text:database-display text:table-name="Resultat" text:table-type="table" text:column-name="Client" text:database-name="Etiquettes">Client 17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18" text:anchor-type="page" text:anchor-page-number="1" svg:x="14.002cm" svg:y="21.041cm" svg:width="6.999cm" svg:height="4.126cm" draw:z-index="17">
        <draw:text-box>
          <text:p text:style-name="Standard"><text:database-display text:table-name="Resultat" text:table-type="table" text:column-name="Client" text:database-name="Etiquettes">Client 18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19" text:anchor-type="page" text:anchor-page-number="1" svg:x="0cm" svg:y="25.167cm" svg:width="6.999cm" svg:height="4.126cm" draw:z-index="18">
        <draw:text-box>
          <text:p text:style-name="Standard"><text:database-display text:table-name="Resultat" text:table-type="table" text:column-name="Client" text:database-name="Etiquettes">Client 19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20" text:anchor-type="page" text:anchor-page-number="1" svg:x="7.001cm" svg:y="25.167cm" svg:width="6.999cm" svg:height="4.126cm" draw:z-index="19">
        <draw:text-box>
          <text:p text:style-name="Standard"><text:database-display text:table-name="Resultat" text:table-type="table" text:column-name="Client" text:database-name="Etiquettes">Client 20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21" text:anchor-type="page" text:anchor-page-number="1" svg:x="14.002cm" svg:y="25.167cm" svg:width="6.999cm" svg:height="4.126cm" draw:z-index="20">
        <draw:text-box>
          <text:p text:style-name="Standard"><text:database-display text:table-name="Resultat" text:table-type="table" text:column-name="Client" text:database-name="Etiquettes">Client 21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6.999cm" svg:height="4.126cm" text:anchor-type="as-char" svg:y="0cm" fo:margin-left="0cm" fo:margin-right="0cm" fo:margin-top="0cm" fo:margin-bottom="0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aper-tray-name="Réceptacle avant" style:print-orientation="portrait" fo:margin-top="0.413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6T21:44:40.385000000</meta:creation-date>
    <dc:date>2022-11-21T09:35:06.118000000</dc:date>
    <meta:editing-duration>PT40M20S</meta:editing-duration>
    <meta:editing-cycles>6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08" meta:word-count="213" meta:character-count="771" meta:non-whitespace-character-count="666"/>
  </office:meta>
</office:document-meta>
</file>